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0.973cm" fo:margin-left="-2.549cm" style:page-number="auto" table:align="left" style:writing-mode="lr-tb"/>
    </style:style>
    <style:style style:name="Table1.A" style:family="table-column">
      <style:table-column-properties style:column-width="10.478cm"/>
    </style:style>
    <style:style style:name="Table1.B" style:family="table-column">
      <style:table-column-properties style:column-width="10.495cm"/>
    </style:style>
    <style:style style:name="Table1.1" style:family="table-row">
      <style:table-row-properties style:min-row-height="3.70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4" style:family="table-row">
      <style:table-row-properties style:row-height="3.701cm" fo:keep-together="auto"/>
    </style:style>
    <style:style style:name="Table1.8" style:family="table-row">
      <style:table-row-properties style:row-height="3.249cm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8pt" officeooo:rsid="0000b9c7" officeooo:paragraph-rsid="0000b9c7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0b9c7" officeooo:paragraph-rsid="0000b9c7" style:font-size-asian="22pt" style:font-weight-asian="bold" style:font-size-complex="22pt" style:font-weight-complex="bold"/>
    </style:style>
    <style:style style:name="T1" style:family="text">
      <style:text-properties officeooo:rsid="00015d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1"/>
            <text:p text:style-name="P4"><text:text-input text:description="">{{tenants.0.name}}</text:text-input></text:p>
            <text:p text:style-name="P4"><text:text-input text:description="">{{tenants.0.first_name}}</text:text-input></text:p>
          </table:table-cell>
          <table:table-cell table:style-name="Table1.B1" office:value-type="string">
            <text:p text:style-name="P2"/>
            <text:p text:style-name="P2"/>
            <text:p text:style-name="P4"><text:text-input text:description="">{{tenants.1.name}}</text:text-input></text:p>
            <text:p text:style-name="P4"><text:text-input text:description="">{{tenants.1.first_name}}</text:text-input></text:p>
          </table:table-cell>
        </table:table-row>
        <table:table-row table:style-name="Table1.1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2.name}}</text:text-input></text:span></text:p>
            <text:p text:style-name="P4"><text:span text:style-name="T1"><text:text-input text:description="">{{tenants.2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3.name}}</text:text-input></text:span></text:p>
            <text:p text:style-name="P4"><text:span text:style-name="T1"><text:text-input text:description="">{{tenants.3.first_name}}</text:text-input></text:span></text:p>
          </table:table-cell>
        </table:table-row>
        <table:table-row table:style-name="Table1.1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4.name}}</text:text-input></text:span></text:p>
            <text:p text:style-name="P4"><text:span text:style-name="T1"><text:text-input text:description="">{{tenants.4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5.name}}</text:text-input></text:span></text:p>
            <text:p text:style-name="P4"><text:span text:style-name="T1"><text:text-input text:description="">{{tenants.5.first_name}}</text:text-input></text:span></text:p>
          </table:table-cell>
        </table:table-row>
        <table:table-row table:style-name="Table1.4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6.name}}</text:text-input></text:span></text:p>
            <text:p text:style-name="P4"><text:span text:style-name="T1"><text:text-input text:description="">{{tenants.6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7.name}}</text:text-input></text:span></text:p>
            <text:p text:style-name="P4"><text:span text:style-name="T1"><text:text-input text:description="">{{tenants.7.first_name}}</text:text-input></text:span></text:p>
          </table:table-cell>
        </table:table-row>
        <table:table-row table:style-name="Table1.4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8.name}}</text:text-input></text:span></text:p>
            <text:p text:style-name="P4"><text:span text:style-name="T1"><text:text-input text:description="">{{tenants.8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9.name}}</text:text-input></text:span></text:p>
            <text:p text:style-name="P4"><text:span text:style-name="T1"><text:text-input text:description="">{{tenants.9.first_name}}</text:text-input></text:span></text:p>
          </table:table-cell>
        </table:table-row>
        <table:table-row table:style-name="Table1.4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10.name}}</text:text-input></text:span></text:p>
            <text:p text:style-name="P4"><text:span text:style-name="T1"><text:text-input text:description="">{{tenants.10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11.name}}</text:text-input></text:span></text:p>
            <text:p text:style-name="P4"><text:span text:style-name="T1"><text:text-input text:description="">{{tenants.11.first_name}}</text:text-input></text:span></text:p>
          </table:table-cell>
        </table:table-row>
        <table:table-row table:style-name="Table1.4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12.name}}</text:text-input></text:span></text:p>
            <text:p text:style-name="P4"><text:span text:style-name="T1"><text:text-input text:description="">{{tenants.12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13.name}}</text:text-input></text:span></text:p>
            <text:p text:style-name="P4"><text:span text:style-name="T1"><text:text-input text:description="">{{tenants.13.first_name}}</text:text-input></text:span></text:p>
          </table:table-cell>
        </table:table-row>
        <table:table-row table:style-name="Table1.8">
          <table:table-cell table:style-name="Table1.A1" office:value-type="string">
            <text:p text:style-name="P2"/>
            <text:p text:style-name="P1"/>
            <text:p text:style-name="P4"><text:span text:style-name="T1"><text:text-input text:description="">{{tenants.14.name}}</text:text-input></text:span></text:p>
            <text:p text:style-name="P4"><text:span text:style-name="T1"><text:text-input text:description="">{{tenants.14.first_name}}</text:text-input></text:span></text:p>
          </table:table-cell>
          <table:table-cell table:style-name="Table1.B1" office:value-type="string">
            <text:p text:style-name="P2"/>
            <text:p text:style-name="P2"/>
            <text:p text:style-name="P4"><text:span text:style-name="T1"><text:text-input text:description="">{{tenants.15.name}}</text:text-input></text:span></text:p>
            <text:p text:style-name="P4"><text:span text:style-name="T1"><text:text-input text:description="">{{tenants.15.first_name}}</text:text-input>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 text:start-value="13">
        <style:list-level-properties text:list-level-position-and-space-mode="label-alignment">
          <style:list-level-label-alignment text:label-followed-by="listtab" text:list-tab-stop-position="1.199cm" fo:text-indent="-0.688cm" fo:margin-left="1.19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7cm" fo:text-indent="-0.635cm" fo:margin-left="2.41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687cm" fo:text-indent="-0.318cm" fo:margin-left="3.687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957cm" fo:text-indent="-0.635cm" fo:margin-left="4.957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27cm" fo:text-indent="-0.635cm" fo:margin-left="6.227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497cm" fo:text-indent="-0.318cm" fo:margin-left="7.497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307cm" fo:text-indent="-0.318cm" fo:margin-left="11.3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.499cm" fo:margin-right="2.4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12-03-28T09:48:00</meta:creation-date>
    <dc:date>2019-04-09T19:12:52.860617916</dc:date>
    <meta:print-date>2009-03-30T15:47:00</meta:print-date>
    <meta:editing-cycles>4</meta:editing-cycles>
    <meta:editing-duration>PT3H9M28S</meta:editing-duration>
    <meta:document-statistic meta:table-count="1" meta:image-count="0" meta:object-count="0" meta:page-count="1" meta:paragraph-count="32" meta:word-count="96" meta:character-count="748" meta:non-whitespace-character-count="748"/>
    <meta:generator>LibreOffice/6.1.5.2$Linux_X86_64 LibreOffice_project/10$Build-2</meta:generator>
  </office:meta>
</office:document-meta>
</file>